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5.309cm" fo:min-width="10.012cm" style:writing-mode="lr-tb"/>
      <style:paragraph-properties style:writing-mode="lr-tb"/>
    </style:style>
    <style:style style:name="gr3" style:family="graphic" style:parent-style-name="standard">
      <style:graphic-properties draw:fill-color="#cc9900" draw:textarea-horizontal-align="justify" draw:textarea-vertical-align="middle" draw:auto-grow-height="false" fo:min-height="0.507cm" fo:min-width="0.825cm" style:writing-mode="lr-tb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0.668cm" fo:min-width="1.396cm" style:writing-mode="lr-tb"/>
      <style:paragraph-properties style:writing-mode="lr-tb"/>
    </style:style>
    <style:style style:name="gr7" style:family="graphic" style:parent-style-name="standard">
      <style:graphic-properties draw:fill-color="#00ccff" draw:textarea-horizontal-align="justify" draw:textarea-vertical-align="middle" draw:auto-grow-height="false" fo:min-height="0.726cm" fo:min-width="1.294cm" style:writing-mode="lr-tb"/>
      <style:paragraph-properties style:writing-mode="lr-tb"/>
    </style:style>
    <style:style style:name="gr8" style:family="graphic" style:parent-style-name="standard">
      <style:graphic-properties draw:fill-color="#00ccff" draw:textarea-horizontal-align="justify" draw:textarea-vertical-align="middle" draw:auto-grow-height="false" fo:min-height="0.726cm" fo:min-width="1.293cm" style:writing-mode="lr-tb"/>
      <style:paragraph-properties style:writing-mode="lr-tb"/>
    </style:style>
    <style:style style:name="gr9" style:family="graphic" style:parent-style-name="standard">
      <style:graphic-properties draw:fill-color="#00cccc" draw:textarea-horizontal-align="justify" draw:textarea-vertical-align="middle" draw:auto-grow-height="false" fo:min-height="0.668cm" fo:min-width="1.307cm" style:writing-mode="lr-tb"/>
      <style:paragraph-properties style:writing-mode="lr-tb"/>
    </style:style>
    <style:style style:name="gr10" style:family="graphic" style:parent-style-name="standard">
      <style:graphic-properties draw:fill-color="#ff9900" draw:textarea-horizontal-align="justify" draw:textarea-vertical-align="middle" draw:auto-grow-height="false" fo:min-height="0.507cm" fo:min-width="1.259cm" style:writing-mode="lr-tb"/>
      <style:paragraph-properties style:writing-mode="lr-tb"/>
    </style:style>
    <style:style style:name="gr11" style:family="graphic" style:parent-style-name="objectwithoutfill">
      <style:graphic-properties draw:stroke="dash" draw:stroke-dash="Fine_20_Dashed" svg:stroke-color="#000000" draw:marker-end="Diamond_20_unfilled" draw:fill="none" draw:textarea-vertical-align="middle"/>
    </style:style>
    <style:style style:name="gr12" style:family="graphic" style:parent-style-name="standard">
      <style:graphic-properties svg:stroke-color="#000000" draw:fill-color="#0066ff" draw:textarea-horizontal-align="justify" draw:textarea-vertical-align="middle" draw:auto-grow-height="false" fo:min-height="5.147cm" fo:min-width="4.135cm"/>
    </style:style>
    <style:style style:name="gr13" style:family="graphic" style:parent-style-name="standard">
      <style:graphic-properties draw:fill-color="#00ccff" draw:textarea-horizontal-align="justify" draw:textarea-vertical-align="middle" draw:auto-grow-height="false" fo:min-height="0.507cm" fo:min-width="0.825cm" style:writing-mode="lr-tb"/>
      <style:paragraph-properties style:writing-mode="lr-tb"/>
    </style:style>
    <style:style style:name="gr14" style:family="graphic" style:parent-style-name="standard">
      <style:graphic-properties draw:fill-color="#ffcc00" draw:textarea-horizontal-align="justify" draw:textarea-vertical-align="middle" draw:auto-grow-height="false" fo:min-height="2.146cm" fo:min-width="0.018cm" style:writing-mode="lr-tb"/>
      <style:paragraph-properties style:writing-mode="lr-tb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objectwithoutfill">
      <style:graphic-properties svg:stroke-color="#000000" draw:fill="none" draw:fill-color="#00ccff" draw:textarea-vertical-align="middle"/>
    </style:style>
    <style:style style:name="gr17" style:family="graphic" style:parent-style-name="standard">
      <style:graphic-properties draw:fill-color="#cc9900" draw:textarea-horizontal-align="justify" draw:textarea-vertical-align="middle" draw:auto-grow-height="false" fo:min-height="0.564cm" fo:min-width="1.634cm" style:writing-mode="lr-tb"/>
      <style:paragraph-properties style:writing-mode="lr-tb"/>
    </style:style>
    <style:style style:name="gr18" style:family="graphic" style:parent-style-name="objectwithoutfill">
      <style:graphic-properties svg:stroke-color="#000000" draw:marker-end="Arrow" draw:fill="none" draw:textarea-vertical-align="middle"/>
    </style:style>
    <style:style style:name="P1" style:family="paragraph">
      <style:paragraph-properties style:writing-mode="lr-tb"/>
      <style:text-properties fo:font-size="12pt"/>
    </style:style>
    <style:style style:name="P2" style:family="paragraph">
      <style:paragraph-properties style:writing-mode="lr-tb"/>
      <style:text-properties fo:font-size="12pt" style:font-size-asian="11pt" style:font-size-complex="11pt"/>
    </style:style>
    <style:style style:name="P3" style:family="paragraph">
      <loext:graphic-properties draw:fill-color="#cc9900"/>
      <style:paragraph-properties style:writing-mode="lr-tb"/>
      <style:text-properties fo:font-size="12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12pt" style:font-size-asian="10pt" style:font-size-complex="10pt"/>
    </style:style>
    <style:style style:name="P6" style:family="paragraph">
      <loext:graphic-properties draw:fill-color="#ffcc00"/>
      <style:paragraph-properties style:writing-mode="lr-tb"/>
      <style:text-properties fo:font-size="12pt" style:font-size-asian="10pt" style:font-size-complex="10pt"/>
    </style:style>
    <style:style style:name="P7" style:family="paragraph">
      <style:paragraph-properties style:writing-mode="lr-tb"/>
      <style:text-properties fo:font-size="8pt" style:font-size-asian="11pt" style:font-size-complex="11pt"/>
    </style:style>
    <style:style style:name="P8" style:family="paragraph">
      <loext:graphic-properties draw:fill-color="#00ccff"/>
      <style:paragraph-properties style:writing-mode="lr-tb"/>
      <style:text-properties fo:font-size="8pt" style:font-size-asian="11pt" style:font-size-complex="11pt"/>
    </style:style>
    <style:style style:name="P9" style:family="paragraph">
      <loext:graphic-properties draw:fill-color="#00cccc"/>
      <style:paragraph-properties style:writing-mode="lr-tb"/>
      <style:text-properties fo:font-size="12pt" style:font-size-asian="10pt" style:font-size-complex="10pt"/>
    </style:style>
    <style:style style:name="P10" style:family="paragraph">
      <loext:graphic-properties draw:fill-color="#ff9900"/>
      <style:paragraph-properties style:writing-mode="lr-tb"/>
      <style:text-properties fo:font-size="8pt" style:font-size-asian="11pt" style:font-size-complex="11pt"/>
    </style:style>
    <style:style style:name="P11" style:family="paragraph">
      <loext:graphic-properties draw:fill-color="#0066ff"/>
      <style:paragraph-properties fo:text-align="center"/>
    </style:style>
    <style:style style:name="P12" style:family="paragraph">
      <loext:graphic-properties draw:fill-color="#00ccff"/>
      <style:paragraph-properties style:writing-mode="lr-tb"/>
      <style:text-properties fo:font-size="12pt" style:font-size-asian="11pt" style:font-size-complex="11pt"/>
    </style:style>
    <style:style style:name="P13" style:family="paragraph">
      <loext:graphic-properties draw:fill="none" draw:fill-color="#00ccff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0pt" style:font-size-asian="11pt" style:font-size-complex="11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ize="8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name="Shape 4" draw:style-name="gr2" draw:text-style-name="P1" draw:layer="layout" svg:width="11.112cm" svg:height="6.159cm" svg:x="1.425cm" svg:y="1.445cm">
            <text:p text:style-name="P1"><text:span text:style-name="T1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1" draw:style-name="gr3" draw:text-style-name="P3" xml:id="id1" draw:id="id1" draw:layer="layout" svg:width="1.407cm" svg:height="0.839cm" svg:x="2.461cm" svg:y="1.594cm">
            <text:p text:style-name="P2"><text:span text:style-name="T2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4" draw:layer="layout" draw:type="line" svg:x1="3.868cm" svg:y1="2.013cm" svg:x2="5.018cm" svg:y2="2.021cm" draw:start-shape="id1" draw:start-glue-point="1" draw:end-shape="id2" draw:end-glue-point="3" svg:d="M3868 2013l1150 8" svg:viewBox="0 0 1151 9">
            <text:p/>
          </draw:connector>
          <draw:line draw:style-name="gr5" draw:text-style-name="P4" draw:layer="layout" svg:x1="12.561cm" svg:y1="2.184cm" svg:x2="12.561cm" svg:y2="6.756cm">
            <text:p/>
          </draw:line>
          <draw:custom-shape draw:name="Shape 1" draw:style-name="gr6" draw:text-style-name="P6" xml:id="id6" draw:id="id6" draw:layer="layout" svg:width="1.994cm" svg:height="1.016cm" svg:x="8.112cm" svg:y="2.687cm">
            <text:p text:style-name="P5"><text:span text:style-name="T3">Decorator base 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" draw:style-name="gr7" draw:text-style-name="P8" xml:id="id2" draw:id="id2" draw:layer="layout" svg:width="1.898cm" svg:height="1.08cm" svg:x="5.018cm" svg:y="1.481cm">
            <text:p text:style-name="P7"><text:span text:style-name="T4">Decorator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3" draw:style-name="gr8" draw:text-style-name="P8" xml:id="id3" draw:id="id3" draw:layer="layout" svg:width="1.897cm" svg:height="1.08cm" svg:x="5.011cm" svg:y="3.15cm">
            <text:p text:style-name="P7"><text:span text:style-name="T4">Decorator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5" draw:style-name="gr7" draw:text-style-name="P8" xml:id="id4" draw:id="id4" draw:layer="layout" svg:width="1.898cm" svg:height="1.08cm" svg:x="5.018cm" svg:y="4.825cm">
            <text:p text:style-name="P7"><text:span text:style-name="T4">Decorator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6" draw:style-name="gr9" draw:text-style-name="P9" xml:id="id5" draw:id="id5" draw:layer="layout" svg:width="1.905cm" svg:height="1.016cm" svg:x="5.026cm" svg:y="6.516cm">
            <text:p text:style-name="P5"><text:span text:style-name="T3">Concrete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7" draw:style-name="gr10" draw:text-style-name="P10" xml:id="id7" draw:id="id7" draw:layer="layout" svg:width="1.841cm" svg:height="0.839cm" svg:x="10.652cm" svg:y="4.769cm">
            <text:p text:style-name="P7"><text:span text:style-name="T4">Decorator Interface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4" draw:layer="layout" draw:type="line" svg:x1="5.967cm" svg:y1="2.561cm" svg:x2="5.959cm" svg:y2="3.15cm" draw:start-shape="id2" draw:start-glue-point="2" draw:end-shape="id3" draw:end-glue-point="0" svg:d="M5967 2561l-8 589" svg:viewBox="0 0 9 590">
            <text:p/>
          </draw:connector>
          <draw:connector draw:style-name="gr4" draw:text-style-name="P4" draw:layer="layout" draw:type="line" svg:x1="5.959cm" svg:y1="4.23cm" svg:x2="5.967cm" svg:y2="4.825cm" draw:start-shape="id3" draw:start-glue-point="2" draw:end-shape="id4" draw:end-glue-point="0" svg:d="M5959 4230l8 595" svg:viewBox="0 0 9 596">
            <text:p/>
          </draw:connector>
          <draw:connector draw:style-name="gr4" draw:text-style-name="P4" draw:layer="layout" draw:type="line" svg:x1="5.967cm" svg:y1="5.905cm" svg:x2="5.978cm" svg:y2="6.516cm" draw:start-shape="id4" draw:start-glue-point="2" draw:end-shape="id5" draw:end-glue-point="0" svg:d="M5967 5905l11 611" svg:viewBox="0 0 12 612">
            <text:p/>
          </draw:connector>
          <draw:connector draw:style-name="gr11" draw:text-style-name="P4" draw:layer="layout" draw:type="line" svg:x1="6.916cm" svg:y1="2.021cm" svg:x2="8.112cm" svg:y2="3.195cm" draw:start-shape="id2" draw:start-glue-point="1" draw:end-shape="id6" draw:end-glue-point="3" svg:d="M6916 2021l1196 1174" svg:viewBox="0 0 1197 1175">
            <text:p/>
          </draw:connector>
          <draw:connector draw:style-name="gr11" draw:text-style-name="P4" draw:layer="layout" draw:type="line" svg:x1="6.908cm" svg:y1="3.69cm" svg:x2="8.112cm" svg:y2="3.195cm" draw:start-shape="id3" draw:start-glue-point="1" draw:end-shape="id6" draw:end-glue-point="3" svg:d="M6908 3690l1204-495" svg:viewBox="0 0 1205 496">
            <text:p/>
          </draw:connector>
          <draw:connector draw:style-name="gr11" draw:text-style-name="P4" draw:layer="layout" draw:type="line" svg:x1="6.916cm" svg:y1="5.365cm" svg:x2="8.112cm" svg:y2="3.195cm" draw:start-shape="id4" draw:start-glue-point="1" draw:end-shape="id6" draw:end-glue-point="3" svg:d="M6916 5365l1196-2170" svg:viewBox="0 0 1197 2171">
            <text:p/>
          </draw:connector>
          <draw:connector draw:style-name="gr11" draw:text-style-name="P4" draw:layer="layout" draw:type="line" svg:x1="6.931cm" svg:y1="7.024cm" svg:x2="10.652cm" svg:y2="5.188cm" draw:start-shape="id5" draw:start-glue-point="1" draw:end-shape="id7" draw:end-glue-point="3" svg:d="M6931 7024l3721-1836" svg:viewBox="0 0 3722 1837">
            <text:p/>
          </draw:connector>
          <draw:connector draw:style-name="gr11" draw:text-style-name="P4" draw:layer="layout" draw:type="line" svg:x1="10.106cm" svg:y1="3.195cm" svg:x2="10.652cm" svg:y2="5.188cm" draw:start-shape="id6" draw:start-glue-point="1" draw:end-shape="id7" svg:d="M10106 3195l546 1993" svg:viewBox="0 0 547 1994">
            <text:p/>
          </draw:connector>
        </draw:g>
        <draw:custom-shape draw:name="Shape 9" draw:style-name="gr3" draw:text-style-name="P3" draw:layer="layout" svg:width="1.407cm" svg:height="0.839cm" svg:x="18.653cm" svg:y="7.794cm">
          <text:p text:style-name="P2"><text:span text:style-name="T2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0" draw:style-name="gr6" draw:text-style-name="P6" draw:layer="layout" svg:width="1.994cm" svg:height="1.016cm" svg:x="18.462cm" svg:y="6.143cm">
          <text:p text:style-name="P5"><text:span text:style-name="T3">Decorator base 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1" draw:style-name="gr7" draw:text-style-name="P8" draw:layer="layout" svg:width="1.898cm" svg:height="1.08cm" svg:x="18.716cm" svg:y="4.492cm">
          <text:p text:style-name="P7"><text:span text:style-name="T4">Decorator 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2" draw:style-name="gr9" draw:text-style-name="P9" draw:layer="layout" svg:width="1.905cm" svg:height="1.016cm" svg:x="18.589cm" svg:y="3.032cm">
          <text:p text:style-name="P5"><text:span text:style-name="T3">Concrete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3" draw:style-name="gr10" draw:text-style-name="P10" draw:layer="layout" svg:width="1.841cm" svg:height="0.839cm" svg:x="18.716cm" svg:y="1.698cm">
          <text:p text:style-name="P7"><text:span text:style-name="T4">Decorator Interf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">
          <draw:custom-shape draw:name="Shape 8" draw:style-name="gr2" draw:text-style-name="P1" draw:layer="layout" svg:width="11.112cm" svg:height="6.159cm" svg:x="1.572cm" svg:y="9.319cm">
            <text:p text:style-name="P1"><text:span text:style-name="T1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1" draw:layer="layout" svg:width="4.635cm" svg:height="5.397cm" svg:x="7.604cm" svg:y="9.7cm">
            <text:p/>
            <draw:enhanced-geometry svg:viewBox="0 0 21600 21600" draw:type="rectangle" draw:enhanced-path="M 0 0 L 21600 0 21600 21600 0 21600 0 0 Z N"/>
          </draw:custom-shape>
          <draw:custom-shape draw:name="Shape 14" draw:style-name="gr13" draw:text-style-name="P12" xml:id="id9" draw:id="id9" draw:layer="layout" svg:width="1.407cm" svg:height="0.839cm" svg:x="8.556cm" svg:y="10.017cm">
            <text:p text:style-name="P2"><text:span text:style-name="T2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5" draw:style-name="gr13" draw:text-style-name="P12" xml:id="id13" draw:id="id13" draw:layer="layout" svg:width="1.407cm" svg:height="0.839cm" svg:x="10.324cm" svg:y="10.716cm">
            <text:p text:style-name="P2"><text:span text:style-name="T2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6" draw:style-name="gr13" draw:text-style-name="P12" xml:id="id15" draw:id="id15" draw:layer="layout" svg:width="1.407cm" svg:height="0.839cm" svg:x="10.398cm" svg:y="11.909cm">
            <text:p text:style-name="P2"><text:span text:style-name="T2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7" draw:style-name="gr13" draw:text-style-name="P12" xml:id="id14" draw:id="id14" draw:layer="layout" svg:width="1.407cm" svg:height="0.839cm" svg:x="10.324cm" svg:y="13.433cm">
            <text:p text:style-name="P2"><text:span text:style-name="T2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8" draw:style-name="gr13" draw:text-style-name="P12" xml:id="id12" draw:id="id12" draw:layer="layout" svg:width="1.407cm" svg:height="0.839cm" svg:x="8.493cm" svg:y="13.764cm">
            <text:p text:style-name="P2"><text:span text:style-name="T2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9" draw:style-name="gr13" draw:text-style-name="P12" xml:id="id11" draw:id="id11" draw:layer="layout" svg:width="1.407cm" svg:height="0.839cm" svg:x="8.81cm" svg:y="12.544cm">
            <text:p text:style-name="P2"><text:span text:style-name="T2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0" draw:style-name="gr13" draw:text-style-name="P12" xml:id="id10" draw:id="id10" draw:layer="layout" svg:width="1.407cm" svg:height="0.839cm" svg:x="8.81cm" svg:y="11.287cm">
            <text:p text:style-name="P2"><text:span text:style-name="T2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2" draw:style-name="gr14" draw:text-style-name="P6" xml:id="id8" draw:id="id8" draw:layer="layout" svg:width="0.572cm" svg:height="2.45cm" svg:x="7.286cm" svg:y="11.314cm">
            <text:p text:style-name="P5"><text:span text:style-name="T3">Facad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4" draw:layer="layout" draw:type="line" svg:x1="7.858cm" svg:y1="12.539cm" svg:x2="8.556cm" svg:y2="10.436cm" draw:start-shape="id8" draw:start-glue-point="1" draw:end-shape="id9" draw:end-glue-point="3" svg:d="M7858 12539l698-2103" svg:viewBox="0 0 699 2104">
            <text:p/>
          </draw:connector>
          <draw:connector draw:style-name="gr15" draw:text-style-name="P4" draw:layer="layout" draw:type="line" svg:x1="7.858cm" svg:y1="12.539cm" svg:x2="8.81cm" svg:y2="11.706cm" draw:start-shape="id8" draw:start-glue-point="1" draw:end-shape="id10" draw:end-glue-point="3" svg:d="M7858 12539l952-833" svg:viewBox="0 0 953 834">
            <text:p/>
          </draw:connector>
          <draw:connector draw:style-name="gr15" draw:text-style-name="P4" draw:layer="layout" draw:type="line" svg:x1="7.858cm" svg:y1="12.539cm" svg:x2="8.81cm" svg:y2="12.963cm" draw:start-shape="id8" draw:start-glue-point="1" draw:end-shape="id11" draw:end-glue-point="3" svg:d="M7858 12539l952 424" svg:viewBox="0 0 953 425">
            <text:p/>
          </draw:connector>
          <draw:connector draw:style-name="gr15" draw:text-style-name="P4" draw:layer="layout" draw:type="line" svg:x1="7.858cm" svg:y1="12.539cm" svg:x2="8.493cm" svg:y2="14.183cm" draw:start-shape="id8" draw:start-glue-point="1" draw:end-shape="id12" draw:end-glue-point="3" svg:d="M7858 12539l635 1644" svg:viewBox="0 0 636 1645">
            <text:p/>
          </draw:connector>
          <draw:connector draw:style-name="gr16" draw:text-style-name="P13" draw:layer="layout" draw:type="line" svg:x1="9.963cm" svg:y1="10.436cm" svg:x2="11.027cm" svg:y2="10.716cm" draw:start-shape="id9" draw:start-glue-point="1" draw:end-shape="id13" draw:end-glue-point="0" svg:d="M9963 10436l1064 280" svg:viewBox="0 0 1065 281">
            <text:p/>
          </draw:connector>
          <draw:connector draw:style-name="gr16" draw:text-style-name="P13" draw:layer="layout" draw:type="line" svg:x1="9.9cm" svg:y1="14.183cm" svg:x2="10.324cm" svg:y2="13.852cm" draw:start-shape="id12" draw:start-glue-point="1" draw:end-shape="id14" draw:end-glue-point="3" svg:d="M9900 14183l424-331" svg:viewBox="0 0 425 332">
            <text:p/>
          </draw:connector>
          <draw:connector draw:style-name="gr16" draw:text-style-name="P13" draw:layer="layout" draw:type="line" svg:x1="10.217cm" svg:y1="12.963cm" svg:x2="10.398cm" svg:y2="12.328cm" draw:start-shape="id11" draw:start-glue-point="1" draw:end-shape="id15" draw:end-glue-point="3" svg:d="M10217 12963l181-635" svg:viewBox="0 0 182 636">
            <text:p/>
          </draw:connector>
          <draw:connector draw:style-name="gr16" draw:text-style-name="P13" draw:layer="layout" draw:type="line" svg:x1="10.217cm" svg:y1="11.706cm" svg:x2="10.398cm" svg:y2="12.328cm" draw:start-shape="id10" draw:start-glue-point="1" draw:end-shape="id15" draw:end-glue-point="3" svg:d="M10217 11706l181 622" svg:viewBox="0 0 182 623">
            <text:p/>
          </draw:connector>
          <draw:connector draw:style-name="gr16" draw:text-style-name="P13" draw:layer="layout" draw:type="line" svg:x1="11.101cm" svg:y1="11.909cm" svg:x2="11.027cm" svg:y2="11.555cm" draw:start-shape="id15" draw:start-glue-point="0" draw:end-shape="id13" draw:end-glue-point="2" svg:d="M11101 11909l-74-354" svg:viewBox="0 0 75 355">
            <text:p/>
          </draw:connector>
          <draw:connector draw:style-name="gr16" draw:text-style-name="P13" draw:layer="layout" draw:type="line" svg:x1="11.027cm" svg:y1="13.433cm" svg:x2="11.101cm" svg:y2="12.748cm" draw:start-shape="id14" draw:start-glue-point="0" draw:end-shape="id15" draw:end-glue-point="2" svg:d="M11027 13433l74-685" svg:viewBox="0 0 75 686">
            <text:p/>
          </draw:connector>
          <draw:connector draw:style-name="gr16" draw:text-style-name="P13" draw:layer="layout" draw:type="line" svg:x1="9.513cm" svg:y1="13.383cm" svg:x2="10.324cm" svg:y2="13.852cm" draw:start-shape="id11" draw:start-glue-point="2" draw:end-shape="id14" draw:end-glue-point="3" svg:d="M9513 13383l811 469" svg:viewBox="0 0 812 470">
            <text:p/>
          </draw:connector>
          <draw:connector draw:style-name="gr16" draw:text-style-name="P13" draw:layer="layout" draw:type="line" svg:x1="9.513cm" svg:y1="12.544cm" svg:x2="9.513cm" svg:y2="12.126cm" draw:start-shape="id11" draw:start-glue-point="0" draw:end-shape="id10" draw:end-glue-point="2" svg:d="M9513 12544v-418" svg:viewBox="0 0 1 419">
            <text:p/>
          </draw:connector>
          <draw:connector draw:style-name="gr16" draw:text-style-name="P13" draw:layer="layout" draw:type="line" svg:x1="9.259cm" svg:y1="10.856cm" svg:x2="9.513cm" svg:y2="11.287cm" draw:start-shape="id9" draw:start-glue-point="2" draw:end-shape="id10" draw:end-glue-point="0" svg:d="M9259 10856l254 431" svg:viewBox="0 0 255 432">
            <text:p/>
          </draw:connector>
          <draw:connector draw:style-name="gr16" draw:text-style-name="P13" draw:layer="layout" draw:type="line" svg:x1="9.196cm" svg:y1="13.764cm" svg:x2="9.513cm" svg:y2="13.383cm" draw:start-shape="id12" draw:start-glue-point="0" draw:end-shape="id11" draw:end-glue-point="2" svg:d="M9196 13764l317-381" svg:viewBox="0 0 318 382">
            <text:p/>
          </draw:connector>
          <draw:custom-shape draw:name="Shape 23" draw:style-name="gr17" draw:text-style-name="P3" xml:id="id18" draw:id="id18" draw:layer="layout" svg:width="2.222cm" svg:height="0.902cm" svg:x="4.556cm" svg:y="9.813cm">
            <text:p text:style-name="P2"><text:span text:style-name="T2">Advanced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4" draw:style-name="gr3" draw:text-style-name="P3" xml:id="id16" draw:id="id16" draw:layer="layout" svg:width="1.407cm" svg:height="0.839cm" svg:x="4.101cm" svg:y="13.573cm">
            <text:p text:style-name="P2"><text:span text:style-name="T2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5" draw:style-name="gr3" draw:text-style-name="P3" xml:id="id17" draw:id="id17" draw:layer="layout" svg:width="1.407cm" svg:height="0.839cm" svg:x="4.355cm" svg:y="11.718cm">
            <text:p text:style-name="P2"><text:span text:style-name="T2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8" draw:text-style-name="P4" draw:layer="layout" draw:type="line" svg:x1="5.508cm" svg:y1="13.992cm" svg:x2="7.286cm" svg:y2="12.539cm" draw:start-shape="id16" draw:start-glue-point="1" draw:end-shape="id8" draw:end-glue-point="3" svg:d="M5508 13992l1778-1453" svg:viewBox="0 0 1779 1454">
            <text:p/>
          </draw:connector>
          <draw:connector draw:style-name="gr18" draw:text-style-name="P4" draw:layer="layout" draw:type="line" svg:x1="5.762cm" svg:y1="12.137cm" svg:x2="7.286cm" svg:y2="12.539cm" draw:start-shape="id17" draw:start-glue-point="1" draw:end-shape="id8" draw:end-glue-point="3" svg:d="M5762 12137l1524 402" svg:viewBox="0 0 1525 403">
            <text:p/>
          </draw:connector>
          <draw:connector draw:style-name="gr18" draw:text-style-name="P4" draw:layer="layout" draw:type="line" svg:x1="6.778cm" svg:y1="10.264cm" svg:x2="8.556cm" svg:y2="10.436cm" draw:start-shape="id18" draw:start-glue-point="1" draw:end-shape="id9" draw:end-glue-point="3" svg:d="M6778 10264l1778 172" svg:viewBox="0 0 1779 173">
            <text:p/>
          </draw:connector>
          <draw:line draw:style-name="gr5" draw:text-style-name="P4" draw:layer="layout" svg:x1="12.699cm" svg:y1="10.144cm" svg:x2="12.699cm" svg:y2="14.71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phen P Lepisto</meta:initial-creator>
    <meta:creation-date>2023-02-24T18:05:34.675000000</meta:creation-date>
    <dc:date>2023-02-26T11:44:01.803000000</dc:date>
    <dc:creator>Stephen P Lepisto</dc:creator>
    <meta:editing-duration>PT5M27S</meta:editing-duration>
    <meta:editing-cycles>6</meta:editing-cycles>
    <meta:generator>LibreOffice/7.5.0.3$Windows_X86_64 LibreOffice_project/c21113d003cd3efa8c53188764377a8272d9d6de</meta:generator>
    <meta:document-statistic meta:object-count="56"/>
  </office:meta>
</office:document-meta>
</file>